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fo:font-style="italic" fo:font-weight="bold" style:font-style-asian="italic" style:font-weight-asian="bold" style:font-style-complex="italic" style:font-weight-complex="bold"/>
    </style:style>
    <style:style style:name="T1" style:family="text">
      <style:text-properties style:font-name="DejaVu Sans"/>
    </style:style>
    <style:style style:name="T2" style:family="text">
      <style:text-properties style:font-name="Nimbus Roman No9 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of of Buchberger's criterion</text:p>
      <text:p text:style-name="Standard"/>
      <text:p text:style-name="Standard">Buchberger's criterion states that for a polynomial ideal I, a basis $G=$ $\{g_{1},g_{2}...,g_{t}\}$ ia a Groebner basis forAIiff for all pairs i!=j , the remainder on division of $S(g_{i},g_{j})$ gy G (listed in some order) is zero.</text:p>
      <text:p text:style-name="Standard"/>
      <text:p text:style-name="Standard">{\bf Proof}</text:p>
      <text:p text:style-name="Standard"/>
      <text:p text:style-name="Standard">→ : Since <text:s/>$S(g_{i},g_{j})$ $ \in I$ amd G is a Groebner basis, the remainder on division by G is zero, due to the inherent property of G.</text:p>
      <text:p text:style-name="Standard"/>
      <text:p text:style-name="Standard">← : Let f\in I <text:s/>be a non-zero polynomial.</text:p>
      <text:p text:style-name="Standard">As $f \in I$ , $f= summation h_{i}g_{i}$ <text:s text:c="17"/>(1)</text:p>
      <text:p text:style-name="Standard"/>
      <text:p text:style-name="Standard">Let m(i) = $multideg(h_{i}g_{i})$</text:p>
      <text:p text:style-name="Standard">Also, let <text:span text:style-name="T1">ɣ</text:span><text:span text:style-name="T2"> = max(m(1),m(2) . . . .m(t))</text:span></text:p>
      <text:p text:style-name="Standard"><text:span text:style-name="T2">It is apparent that multideg(f) $leq$ </text:span><text:span text:style-name="T1">ɣ , </text:span><text:span text:style-name="T2">thenq multideg(f)= max (multideg($h_{i}g_{i}$) and thus </text:span></text:p>
      <text:p text:style-name="Standard"><text:span text:style-name="T2">$LT(f) \in\ &lt;LT(g_{1}), LT(g_{2},.... LT(g_{t}))&gt;$. Then G is a Groebner basis.</text:span></text:p>
      <text:p text:style-name="Standard"><text:span text:style-name="T2"><text:s/>Now we have to prove the case if multideg(f)&lt; </text:span><text:span text:style-name="T1">ɣ.</text:span><text:span text:style-name="T2">Let us assume it is true.</text:span></text:p>
      <text:p text:style-name="Standard"><text:span text:style-name="T2">Let us write</text:span></text:p>
      <text:p text:style-name="Standard"><text:span text:style-name="T2">(a)</text:span></text:p>
      <text:p text:style-name="Standard"><text:span text:style-name="T2"/></text:p>
      <text:p text:style-name="Standard"><text:span text:style-name="T2">The multidegree of the second and third terms in the RHS is &lt; <text:s/>ɣ. Thus if multideg(f)&lt; ɣ, then some cancellation occurs in the first term to produce the following result.</text:span></text:p>
      <text:p text:style-name="P1"><text:span text:style-name="T2"/></text:p>
      <text:p text:style-name="P1"><text:span text:style-name="T2">(NEXT TWO PAGES PURELY MATHEMATICAL) (:</text:span></text:p>
      <text:p text:style-name="Standard"><text:span text:style-name="T2"/></text:p>
      <text:p text:style-name="Standard"><text:span text:style-name="T2">Subtituting (s) in (6), we get a new expression of f with a lesser value of <text:s/></text:span><text:span text:style-name="T1">ɣ.</text:span></text:p>
      <text:p text:style-name="Standard"><text:span text:style-name="T2">This is because all the multideg(f) is less than ɣ. Thus for any ɣ , if multideg(f) is less than ɣ, we can use S-polynomial to get a lesser value than ɣ. Now as the multideg(f) if finite, we can use this method iteratively to to reach a particular $ɣ_min$, such that multideg(f) = $ɣ_min$. As proved earlier, in this case G is a Groebner basis.</text:span></text:p>
      <text:p text:style-name="Standard"><text:span text:style-name="T2">Thus we have completely proved the Buchberger's algorithm. Even though this algorithm proved the computability of Groebner bases, it amy take a long time to terminate. The time complexity of the algorithm is is doubly exponential in the input data, which implies that its worst case behavior may be very slow. As the size of the Groebner basis can be very large, the algorithm has large storage require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4-17T15:21:17</meta:creation-date>
    <dc:date>2011-04-17T16:24:57</dc:date>
    <meta:editing-duration>PT00H48M40S</meta:editing-duration>
    <meta:editing-cycles>6</meta:editing-cycles>
    <meta:generator>OpenOffice.org/3.0$Linux OpenOffice.org_project/300m15$Build-9379</meta:generator>
    <meta:document-statistic meta:table-count="0" meta:image-count="0" meta:object-count="0" meta:page-count="1" meta:paragraph-count="18" meta:word-count="334" meta:character-count="1894"/>
    <meta:user-defined meta:name="Info 1"/>
    <meta:user-defined meta:name="Info 2"/>
    <meta:user-defined meta:name="Info 3"/>
    <meta:user-defined meta:name="Info 4"/>
  </office:meta>
</office:document-meta>
</file>